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7402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hosen_GRB_informa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rigger_time</text:p>
          </table:table-cell>
          <table:table-cell office:value-type="string" calcext:value-type="string">
            <text:p>fluence</text:p>
          </table:table-cell>
          <table:table-cell office:value-type="string" calcext:value-type="string">
            <text:p>t90</text:p>
          </table:table-cell>
          <table:table-cell office:value-type="string" calcext:value-type="string">
            <text:p>t90_error</text:p>
          </table:table-cell>
          <table:table-cell office:value-type="string" calcext:value-type="string">
            <text:p>t90_start</text:p>
          </table:table-cell>
          <table:table-cell office:value-type="string" calcext:value-type="string">
            <text:p>t90_stop</text:p>
          </table:table-cell>
          <table:table-cell office:value-type="string" calcext:value-type="string">
            <text:p>dets</text:p>
          </table:table-cell>
          <table:table-cell office:value-type="string" calcext:value-type="string">
            <text:p>background_interval</text:p>
          </table:table-cell>
          <table:table-cell office:value-type="string" calcext:value-type="string">
            <text:p>t_90_pulse_intervals_prior</text:p>
          </table:table-cell>
          <table:table-cell office:value-type="string" calcext:value-type="string">
            <text:p>grb_chosen_tim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081009140</text:p>
          </table:table-cell>
          <table:table-cell office:value-type="float" office:value="54748.13956" calcext:value-type="float">
            <text:p>54748.13956</text:p>
          </table:table-cell>
          <table:table-cell office:value-type="float" office:value="0.000038302" calcext:value-type="float">
            <text:p>0.000038302</text:p>
          </table:table-cell>
          <table:table-cell office:value-type="float" office:value="41.345" calcext:value-type="float">
            <text:p>41.345</text:p>
          </table:table-cell>
          <table:table-cell office:value-type="float" office:value="0.264" calcext:value-type="float">
            <text:p>0.264</text:p>
          </table:table-cell>
          <table:table-cell office:value-type="float" office:value="1.344" calcext:value-type="float">
            <text:p>1.344</text:p>
          </table:table-cell>
          <table:table-cell office:value-type="float" office:value="42.689" calcext:value-type="float">
            <text:p>42.689</text:p>
          </table:table-cell>
          <table:table-cell office:value-type="string" calcext:value-type="string">
            <text:p>['b0', 'n3', 'n4']</text:p>
          </table:table-cell>
          <table:table-cell office:value-type="string" calcext:value-type="string">
            <text:p>-25--5,60-80</text:p>
          </table:table-cell>
          <table:table-cell office:value-type="string" calcext:value-type="string">
            <text:p>['-0.5-10', '35-50']</text:p>
          </table:table-cell>
          <table:table-cell office:value-type="string" calcext:value-type="string">
            <text:p>['0-8', '38-51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081126899</text:p>
          </table:table-cell>
          <table:table-cell office:value-type="float" office:value="54796.89872" calcext:value-type="float">
            <text:p>54796.89872</text:p>
          </table:table-cell>
          <table:table-cell office:value-type="float" office:value="0.000011449" calcext:value-type="float">
            <text:p>0.000011449</text:p>
          </table:table-cell>
          <table:table-cell office:value-type="float" office:value="54.145" calcext:value-type="float">
            <text:p>54.145</text:p>
          </table:table-cell>
          <table:table-cell office:value-type="float" office:value="0.923" calcext:value-type="float">
            <text:p>0.923</text:p>
          </table:table-cell>
          <table:table-cell office:value-type="float" office:value="-18.048" calcext:value-type="float">
            <text:p>-18.048</text:p>
          </table:table-cell>
          <table:table-cell office:value-type="float" office:value="36.097" calcext:value-type="float">
            <text:p>36.097</text:p>
          </table:table-cell>
          <table:table-cell office:value-type="string" calcext:value-type="string">
            <text:p>['b0', 'n0', 'n1']</text:p>
          </table:table-cell>
          <table:table-cell office:value-type="string" calcext:value-type="string">
            <text:p>-30--20,80-100</text:p>
          </table:table-cell>
          <table:table-cell office:value-type="string" calcext:value-type="string">
            <text:p>['-2-6', '28-40']</text:p>
          </table:table-cell>
          <table:table-cell office:value-type="string" calcext:value-type="string">
            <text:p>['-6-9', '30-4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091123298</text:p>
          </table:table-cell>
          <table:table-cell office:value-type="float" office:value="55158.29765" calcext:value-type="float">
            <text:p>55158.29765</text:p>
          </table:table-cell>
          <table:table-cell office:value-type="float" office:value="0.000034809" calcext:value-type="float">
            <text:p>0.000034809</text:p>
          </table:table-cell>
          <table:table-cell office:value-type="float" office:value="624.459" calcext:value-type="float">
            <text:p>624.459</text:p>
          </table:table-cell>
          <table:table-cell office:value-type="float" office:value="3.367" calcext:value-type="float">
            <text:p>3.367</text:p>
          </table:table-cell>
          <table:table-cell office:value-type="float" office:value="4.608" calcext:value-type="float">
            <text:p>4.608</text:p>
          </table:table-cell>
          <table:table-cell office:value-type="float" office:value="629.067" calcext:value-type="float">
            <text:p>629.067</text:p>
          </table:table-cell>
          <table:table-cell office:value-type="string" calcext:value-type="string">
            <text:p>['b0', 'n2', 'n5']</text:p>
          </table:table-cell>
          <table:table-cell office:value-type="string" calcext:value-type="string">
            <text:p>-25--5,90-110,210-230</text:p>
          </table:table-cell>
          <table:table-cell office:value-type="string" calcext:value-type="string">
            <text:p>['-2-30', '160-185']</text:p>
          </table:table-cell>
          <table:table-cell office:value-type="string" calcext:value-type="string">
            <text:p>['2-40', '160-204']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RB100619015</text:p>
          </table:table-cell>
          <table:table-cell table:style-name="ce1" office:value-type="float" office:value="155366.01466" calcext:value-type="float">
            <text:p>155366.01466</text:p>
          </table:table-cell>
          <table:table-cell table:style-name="ce1" office:value-type="float" office:value="0.00001129" calcext:value-type="float">
            <text:p>0.00001129</text:p>
          </table:table-cell>
          <table:table-cell table:style-name="ce1" office:value-type="float" office:value="96.002" calcext:value-type="float">
            <text:p>96.002</text:p>
          </table:table-cell>
          <table:table-cell table:style-name="ce1" office:value-type="float" office:value="1.319" calcext:value-type="float">
            <text:p>1.319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96.386" calcext:value-type="float">
            <text:p>96.386</text:p>
          </table:table-cell>
          <table:table-cell table:style-name="ce1" office:value-type="string" calcext:value-type="string">
            <text:p>['b0', 'n2', 'n5']</text:p>
          </table:table-cell>
          <table:table-cell table:style-name="ce1" office:value-type="string" calcext:value-type="string">
            <text:p>-25--5,30-50,160-180</text:p>
          </table:table-cell>
          <table:table-cell table:style-name="ce1" office:value-type="string" calcext:value-type="string">
            <text:p>['0.1-12', '80-93']</text:p>
          </table:table-cell>
          <table:table-cell table:style-name="ce1" office:value-type="string" calcext:value-type="string">
            <text:p>['0-12', '77-101']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B110729142</text:p>
          </table:table-cell>
          <table:table-cell office:value-type="float" office:value="55771.14243" calcext:value-type="float">
            <text:p>55771.14243</text:p>
          </table:table-cell>
          <table:table-cell office:value-type="float" office:value="0.000046399" calcext:value-type="float">
            <text:p>0.000046399</text:p>
          </table:table-cell>
          <table:table-cell office:value-type="float" office:value="408.582" calcext:value-type="float">
            <text:p>408.582</text:p>
          </table:table-cell>
          <table:table-cell office:value-type="float" office:value="2.29" calcext:value-type="float">
            <text:p>2.29</text:p>
          </table:table-cell>
          <table:table-cell office:value-type="float" office:value="2.08" calcext:value-type="float">
            <text:p>2.08</text:p>
          </table:table-cell>
          <table:table-cell office:value-type="float" office:value="410.662" calcext:value-type="float">
            <text:p>410.662</text:p>
          </table:table-cell>
          <table:table-cell office:value-type="string" calcext:value-type="string">
            <text:p>['b1', 'n6', 'n7', 'n8']</text:p>
          </table:table-cell>
          <table:table-cell office:value-type="string" calcext:value-type="string">
            <text:p>-30--10,210-230</text:p>
          </table:table-cell>
          <table:table-cell office:value-type="string" calcext:value-type="string">
            <text:p>['-2-40', '155-200']</text:p>
          </table:table-cell>
          <table:table-cell office:value-type="string" calcext:value-type="string">
            <text:p>['0-48', '160-20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10903111</text:p>
          </table:table-cell>
          <table:table-cell office:value-type="float" office:value="55807.11082" calcext:value-type="float">
            <text:p>55807.11082</text:p>
          </table:table-cell>
          <table:table-cell office:value-type="float" office:value="0.000034703" calcext:value-type="float">
            <text:p>0.000034703</text:p>
          </table:table-cell>
          <table:table-cell office:value-type="float" office:value="341.254" calcext:value-type="float">
            <text:p>341.254</text:p>
          </table:table-cell>
          <table:table-cell office:value-type="float" office:value="2.288" calcext:value-type="float">
            <text:p>2.288</text:p>
          </table:table-cell>
          <table:table-cell office:value-type="float" office:value="-0.256" calcext:value-type="float">
            <text:p>-0.256</text:p>
          </table:table-cell>
          <table:table-cell office:value-type="float" office:value="340.998" calcext:value-type="float">
            <text:p>340.998</text:p>
          </table:table-cell>
          <table:table-cell office:value-type="string" calcext:value-type="string">
            <text:p>['b0', 'n0', 'n3', 'n4']</text:p>
          </table:table-cell>
          <table:table-cell office:value-type="string" calcext:value-type="string">
            <text:p>-25--5,90-110,250-270</text:p>
          </table:table-cell>
          <table:table-cell office:value-type="string" calcext:value-type="string">
            <text:p>['-2-22', '190-240']</text:p>
          </table:table-cell>
          <table:table-cell office:value-type="string" calcext:value-type="string">
            <text:p>['0-23', '192-235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11228657</text:p>
          </table:table-cell>
          <table:table-cell office:value-type="float" office:value="55923.65661" calcext:value-type="float">
            <text:p>55923.65661</text:p>
          </table:table-cell>
          <table:table-cell office:value-type="float" office:value="0.000018138" calcext:value-type="float">
            <text:p>0.000018138</text:p>
          </table:table-cell>
          <table:table-cell office:value-type="float" office:value="99.842" calcext:value-type="float">
            <text:p>99.842</text:p>
          </table:table-cell>
          <table:table-cell office:value-type="float" office:value="2.111" calcext:value-type="float">
            <text:p>2.111</text:p>
          </table:table-cell>
          <table:table-cell office:value-type="float" office:value="-49.409" calcext:value-type="float">
            <text:p>-49.409</text:p>
          </table:table-cell>
          <table:table-cell office:value-type="float" office:value="50.433" calcext:value-type="float">
            <text:p>50.433</text:p>
          </table:table-cell>
          <table:table-cell office:value-type="string" calcext:value-type="string">
            <text:p>['b1', 'n7', 'n8', 'nb']</text:p>
          </table:table-cell>
          <table:table-cell office:value-type="string" calcext:value-type="string">
            <text:p>-30--25,75-85</text:p>
          </table:table-cell>
          <table:table-cell office:value-type="string" calcext:value-type="string">
            <text:p>['-14-12', '40-60']</text:p>
          </table:table-cell>
          <table:table-cell office:value-type="string" calcext:value-type="string">
            <text:p>['-13-12', '42-6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20716712</text:p>
          </table:table-cell>
          <table:table-cell office:value-type="float" office:value="56124.71185" calcext:value-type="float">
            <text:p>56124.71185</text:p>
          </table:table-cell>
          <table:table-cell office:value-type="float" office:value="0.000012651" calcext:value-type="float">
            <text:p>0.000012651</text:p>
          </table:table-cell>
          <table:table-cell office:value-type="float" office:value="226.048" calcext:value-type="float">
            <text:p>226.048</text:p>
          </table:table-cell>
          <table:table-cell office:value-type="float" office:value="1.056" calcext:value-type="float">
            <text:p>1.056</text:p>
          </table:table-cell>
          <table:table-cell office:value-type="float" office:value="0.256" calcext:value-type="float">
            <text:p>0.256</text:p>
          </table:table-cell>
          <table:table-cell office:value-type="float" office:value="226.304" calcext:value-type="float">
            <text:p>226.304</text:p>
          </table:table-cell>
          <table:table-cell office:value-type="string" calcext:value-type="string">
            <text:p>['b1', 'n9', 'na']</text:p>
          </table:table-cell>
          <table:table-cell office:value-type="string" calcext:value-type="string">
            <text:p>-20--5,60-80,250-270</text:p>
          </table:table-cell>
          <table:table-cell office:value-type="string" calcext:value-type="string">
            <text:p>['-1-5', '175-220']</text:p>
          </table:table-cell>
          <table:table-cell office:value-type="string" calcext:value-type="string">
            <text:p>['-1-10', '178-228']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RB121031949</text:p>
          </table:table-cell>
          <table:table-cell table:style-name="ce1" office:value-type="float" office:value="56231.94948" calcext:value-type="float">
            <text:p>56231.94948</text:p>
          </table:table-cell>
          <table:table-cell table:style-name="ce1" office:value-type="float" office:value="0.00001454" calcext:value-type="float">
            <text:p>0.00001454</text:p>
          </table:table-cell>
          <table:table-cell table:style-name="ce1" office:value-type="float" office:value="242.436" calcext:value-type="float">
            <text:p>242.436</text:p>
          </table:table-cell>
          <table:table-cell table:style-name="ce1" office:value-type="float" office:value="4.404" calcext:value-type="float">
            <text:p>4.404</text:p>
          </table:table-cell>
          <table:table-cell table:style-name="ce1" office:value-type="float" office:value="-27.392" calcext:value-type="float">
            <text:p>-27.392</text:p>
          </table:table-cell>
          <table:table-cell table:style-name="ce1" office:value-type="float" office:value="215.044" calcext:value-type="float">
            <text:p>215.044</text:p>
          </table:table-cell>
          <table:table-cell table:style-name="ce1" office:value-type="string" calcext:value-type="string">
            <text:p>['b0', 'n3', 'n4', 'n5']</text:p>
          </table:table-cell>
          <table:table-cell table:style-name="ce1" office:value-type="string" calcext:value-type="string">
            <text:p>-25--10,100-120,230-250</text:p>
          </table:table-cell>
          <table:table-cell table:style-name="ce1" office:value-type="string" calcext:value-type="string">
            <text:p>['-3-30', '185-224']</text:p>
          </table:table-cell>
          <table:table-cell table:style-name="ce1" office:value-type="string" calcext:value-type="string">
            <text:p>['-5-40', '193-232']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B130219775</text:p>
          </table:table-cell>
          <table:table-cell office:value-type="float" office:value="56342.7749" calcext:value-type="float">
            <text:p>56342.7749</text:p>
          </table:table-cell>
          <table:table-cell office:value-type="float" office:value="0.000028469" calcext:value-type="float">
            <text:p>0.000028469</text:p>
          </table:table-cell>
          <table:table-cell office:value-type="float" office:value="96.129" calcext:value-type="float">
            <text:p>96.129</text:p>
          </table:table-cell>
          <table:table-cell office:value-type="float" office:value="0.405" calcext:value-type="float">
            <text:p>0.405</text:p>
          </table:table-cell>
          <table:table-cell office:value-type="float" office:value="0.64" calcext:value-type="float">
            <text:p>0.64</text:p>
          </table:table-cell>
          <table:table-cell office:value-type="float" office:value="96.769" calcext:value-type="float">
            <text:p>96.769</text:p>
          </table:table-cell>
          <table:table-cell office:value-type="string" calcext:value-type="string">
            <text:p>['b0', 'n3', 'n4', 'n5']</text:p>
          </table:table-cell>
          <table:table-cell office:value-type="string" calcext:value-type="string">
            <text:p>-20--5,30-45,140-160</text:p>
          </table:table-cell>
          <table:table-cell office:value-type="string" calcext:value-type="string">
            <text:p>['-2-6', '70-110']</text:p>
          </table:table-cell>
          <table:table-cell office:value-type="string" calcext:value-type="string">
            <text:p>['-2-6', '72-100']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RB140108721</text:p>
          </table:table-cell>
          <table:table-cell table:style-name="ce1" office:value-type="float" office:value="56665.72133" calcext:value-type="float">
            <text:p>56665.72133</text:p>
          </table:table-cell>
          <table:table-cell table:style-name="ce1" office:value-type="float" office:value="0.000019727" calcext:value-type="float">
            <text:p>0.000019727</text:p>
          </table:table-cell>
          <table:table-cell table:style-name="ce1" office:value-type="float" office:value="91.393" calcext:value-type="float">
            <text:p>91.393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1.536" calcext:value-type="float">
            <text:p>1.536</text:p>
          </table:table-cell>
          <table:table-cell table:style-name="ce1" office:value-type="float" office:value="92.929" calcext:value-type="float">
            <text:p>92.929</text:p>
          </table:table-cell>
          <table:table-cell table:style-name="ce1" office:value-type="string" calcext:value-type="string">
            <text:p>['b0', 'n1', 'n2', 'na']</text:p>
          </table:table-cell>
          <table:table-cell table:style-name="ce1" office:value-type="string" calcext:value-type="string">
            <text:p>-20--5,130-150</text:p>
          </table:table-cell>
          <table:table-cell table:style-name="ce1" office:value-type="string" calcext:value-type="string">
            <text:p>['-2-10', '70-102']</text:p>
          </table:table-cell>
          <table:table-cell table:style-name="ce1" office:value-type="string" calcext:value-type="string">
            <text:p>['0-12', '78-102']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B140512814</text:p>
          </table:table-cell>
          <table:table-cell office:value-type="float" office:value="56789.81369" calcext:value-type="float">
            <text:p>56789.81369</text:p>
          </table:table-cell>
          <table:table-cell office:value-type="float" office:value="0.000029345" calcext:value-type="float">
            <text:p>0.000029345</text:p>
          </table:table-cell>
          <table:table-cell office:value-type="float" office:value="147.97" calcext:value-type="float">
            <text:p>147.97</text:p>
          </table:table-cell>
          <table:table-cell office:value-type="float" office:value="2.36" calcext:value-type="float">
            <text:p>2.36</text:p>
          </table:table-cell>
          <table:table-cell office:value-type="float" office:value="2.048" calcext:value-type="float">
            <text:p>2.048</text:p>
          </table:table-cell>
          <table:table-cell office:value-type="float" office:value="150.018" calcext:value-type="float">
            <text:p>150.018</text:p>
          </table:table-cell>
          <table:table-cell office:value-type="string" calcext:value-type="string">
            <text:p>['b0', 'n0', 'n1']</text:p>
          </table:table-cell>
          <table:table-cell office:value-type="string" calcext:value-type="string">
            <text:p>-20--5,200-220</text:p>
          </table:table-cell>
          <table:table-cell office:value-type="string" calcext:value-type="string">
            <text:p>['-3-12', '100-150']</text:p>
          </table:table-cell>
          <table:table-cell office:value-type="string" calcext:value-type="string">
            <text:p>['0-25', '108-154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40716436</text:p>
          </table:table-cell>
          <table:table-cell office:value-type="float" office:value="56854.43608" calcext:value-type="float">
            <text:p>56854.43608</text:p>
          </table:table-cell>
          <table:table-cell office:value-type="float" office:value="0.000011831" calcext:value-type="float">
            <text:p>0.000011831</text:p>
          </table:table-cell>
          <table:table-cell office:value-type="float" office:value="168.253" calcext:value-type="float">
            <text:p>168.253</text:p>
          </table:table-cell>
          <table:table-cell office:value-type="float" office:value="53.762" calcext:value-type="float">
            <text:p>53.762</text:p>
          </table:table-cell>
          <table:table-cell office:value-type="float" office:value="0.005" calcext:value-type="float">
            <text:p>0.005</text:p>
          </table:table-cell>
          <table:table-cell office:value-type="float" office:value="168.258" calcext:value-type="float">
            <text:p>168.258</text:p>
          </table:table-cell>
          <table:table-cell office:value-type="string" calcext:value-type="string">
            <text:p>['b0', 'n5']</text:p>
          </table:table-cell>
          <table:table-cell office:value-type="string" calcext:value-type="string">
            <text:p>-25--5,140-160</text:p>
          </table:table-cell>
          <table:table-cell office:value-type="string" calcext:value-type="string">
            <text:p>['-2-3', '90-110']</text:p>
          </table:table-cell>
          <table:table-cell office:value-type="string" calcext:value-type="string">
            <text:p>['-1-5', '90-11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50802127</text:p>
          </table:table-cell>
          <table:table-cell office:value-type="float" office:value="57236.12711" calcext:value-type="float">
            <text:p>57236.12711</text:p>
          </table:table-cell>
          <table:table-cell office:value-type="float" office:value="0.000014592" calcext:value-type="float">
            <text:p>0.000014592</text:p>
          </table:table-cell>
          <table:table-cell office:value-type="float" office:value="313.093" calcext:value-type="float">
            <text:p>313.093</text:p>
          </table:table-cell>
          <table:table-cell office:value-type="float" office:value="2.673" calcext:value-type="float">
            <text:p>2.673</text:p>
          </table:table-cell>
          <table:table-cell office:value-type="float" office:value="-34.817" calcext:value-type="float">
            <text:p>-34.817</text:p>
          </table:table-cell>
          <table:table-cell office:value-type="float" office:value="278.276" calcext:value-type="float">
            <text:p>278.276</text:p>
          </table:table-cell>
          <table:table-cell office:value-type="string" calcext:value-type="string">
            <text:p>['b0', 'n5']</text:p>
          </table:table-cell>
          <table:table-cell office:value-type="string" calcext:value-type="string">
            <text:p>-30--10,120-140,300-320</text:p>
          </table:table-cell>
          <table:table-cell office:value-type="string" calcext:value-type="string">
            <text:p>['-5-40', '270-290']</text:p>
          </table:table-cell>
          <table:table-cell office:value-type="string" calcext:value-type="string">
            <text:p>['-5-40', '270-295']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RB151027166</text:p>
          </table:table-cell>
          <table:table-cell table:style-name="ce1" office:value-type="float" office:value="57322.16556" calcext:value-type="float">
            <text:p>57322.16556</text:p>
          </table:table-cell>
          <table:table-cell table:style-name="ce1" office:value-type="float" office:value="0.000014069" calcext:value-type="float">
            <text:p>0.000014069</text:p>
          </table:table-cell>
          <table:table-cell table:style-name="ce1" office:value-type="float" office:value="123.394" calcext:value-type="float">
            <text:p>123.394</text:p>
          </table:table-cell>
          <table:table-cell table:style-name="ce1" office:value-type="float" office:value="1.145" calcext:value-type="float">
            <text:p>1.145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123.65" calcext:value-type="float">
            <text:p>123.65</text:p>
          </table:table-cell>
          <table:table-cell table:style-name="ce1" office:value-type="string" calcext:value-type="string">
            <text:p>['b0', 'n0', 'n3', 'n6']</text:p>
          </table:table-cell>
          <table:table-cell table:style-name="ce1" office:value-type="string" calcext:value-type="string">
            <text:p>-25--5,40-60,150-170</text:p>
          </table:table-cell>
          <table:table-cell table:style-name="ce1" office:value-type="string" calcext:value-type="string">
            <text:p>['0.1-28', '95-140']</text:p>
          </table:table-cell>
          <table:table-cell table:style-name="ce1" office:value-type="string" calcext:value-type="string">
            <text:p>['0-38', '95-126']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B151231443</text:p>
          </table:table-cell>
          <table:table-cell office:value-type="float" office:value="57387.44291" calcext:value-type="float">
            <text:p>57387.44291</text:p>
          </table:table-cell>
          <table:table-cell office:value-type="float" office:value="0.000085926" calcext:value-type="float">
            <text:p>0.000085926</text:p>
          </table:table-cell>
          <table:table-cell office:value-type="float" office:value="71.425" calcext:value-type="float">
            <text:p>71.425</text:p>
          </table:table-cell>
          <table:table-cell office:value-type="float" office:value="0.724" calcext:value-type="float">
            <text:p>0.724</text:p>
          </table:table-cell>
          <table:table-cell office:value-type="float" office:value="2.304" calcext:value-type="float">
            <text:p>2.304</text:p>
          </table:table-cell>
          <table:table-cell office:value-type="float" office:value="73.729" calcext:value-type="float">
            <text:p>73.729</text:p>
          </table:table-cell>
          <table:table-cell office:value-type="string" calcext:value-type="string">
            <text:p>['b1', 'n8']</text:p>
          </table:table-cell>
          <table:table-cell office:value-type="string" calcext:value-type="string">
            <text:p>-20--5,30-50,120-140</text:p>
          </table:table-cell>
          <table:table-cell office:value-type="string" calcext:value-type="string">
            <text:p>['-2-18', '60-75']</text:p>
          </table:table-cell>
          <table:table-cell office:value-type="string" calcext:value-type="string">
            <text:p>['1-17', '61-78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60325291</text:p>
          </table:table-cell>
          <table:table-cell office:value-type="float" office:value="57472.29122" calcext:value-type="float">
            <text:p>57472.29122</text:p>
          </table:table-cell>
          <table:table-cell office:value-type="float" office:value="0.000018598" calcext:value-type="float">
            <text:p>0.000018598</text:p>
          </table:table-cell>
          <table:table-cell office:value-type="float" office:value="42.945" calcext:value-type="float">
            <text:p>42.945</text:p>
          </table:table-cell>
          <table:table-cell office:value-type="float" office:value="0.572" calcext:value-type="float">
            <text:p>0.572</text:p>
          </table:table-cell>
          <table:table-cell office:value-type="float" office:value="2.048" calcext:value-type="float">
            <text:p>2.048</text:p>
          </table:table-cell>
          <table:table-cell office:value-type="float" office:value="44.993" calcext:value-type="float">
            <text:p>44.993</text:p>
          </table:table-cell>
          <table:table-cell office:value-type="string" calcext:value-type="string">
            <text:p>['b1', 'n0', 'n6', 'n9']</text:p>
          </table:table-cell>
          <table:table-cell office:value-type="string" calcext:value-type="string">
            <text:p>-20--5,100-120</text:p>
          </table:table-cell>
          <table:table-cell office:value-type="string" calcext:value-type="string">
            <text:p>['0-16', '42-50']</text:p>
          </table:table-cell>
          <table:table-cell office:value-type="string" calcext:value-type="string">
            <text:p>['0-16', '40-5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60802259</text:p>
          </table:table-cell>
          <table:table-cell office:value-type="float" office:value="57602.25937" calcext:value-type="float">
            <text:p>57602.25937</text:p>
          </table:table-cell>
          <table:table-cell office:value-type="float" office:value="0.000068399" calcext:value-type="float">
            <text:p>0.000068399</text:p>
          </table:table-cell>
          <table:table-cell office:value-type="float" office:value="16.384" calcext:value-type="float">
            <text:p>16.384</text:p>
          </table:table-cell>
          <table:table-cell office:value-type="float" office:value="0.362" calcext:value-type="float">
            <text:p>0.362</text:p>
          </table:table-cell>
          <table:table-cell office:value-type="float" office:value="0.288" calcext:value-type="float">
            <text:p>0.288</text:p>
          </table:table-cell>
          <table:table-cell office:value-type="float" office:value="16.672" calcext:value-type="float">
            <text:p>16.672</text:p>
          </table:table-cell>
          <table:table-cell office:value-type="string" calcext:value-type="string">
            <text:p>['b0', 'n2']</text:p>
          </table:table-cell>
          <table:table-cell office:value-type="string" calcext:value-type="string">
            <text:p>-20--5,30-40</text:p>
          </table:table-cell>
          <table:table-cell office:value-type="string" calcext:value-type="string">
            <text:p>['-1-6', '15-20']</text:p>
          </table:table-cell>
          <table:table-cell office:value-type="string" calcext:value-type="string">
            <text:p>['0-6', '15-2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170209048</text:p>
          </table:table-cell>
          <table:table-cell office:value-type="float" office:value="57793.04766" calcext:value-type="float">
            <text:p>57793.04766</text:p>
          </table:table-cell>
          <table:table-cell office:value-type="float" office:value="0.000010732" calcext:value-type="float">
            <text:p>0.000010732</text:p>
          </table:table-cell>
          <table:table-cell office:value-type="float" office:value="39.677" calcext:value-type="float">
            <text:p>39.677</text:p>
          </table:table-cell>
          <table:table-cell office:value-type="float" office:value="2.064" calcext:value-type="float">
            <text:p>2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39.68" calcext:value-type="float">
            <text:p>39.68</text:p>
          </table:table-cell>
          <table:table-cell office:value-type="string" calcext:value-type="string">
            <text:p>['b1', 'n2', 'na']</text:p>
          </table:table-cell>
          <table:table-cell office:value-type="string" calcext:value-type="string">
            <text:p>-30--10,60-80</text:p>
          </table:table-cell>
          <table:table-cell table:number-columns-repeated="2" office:value-type="string" calcext:value-type="string">
            <text:p>['-2-8', '26-40']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RB170514180</text:p>
          </table:table-cell>
          <table:table-cell table:style-name="ce1" office:value-type="float" office:value="57887.17962" calcext:value-type="float">
            <text:p>57887.17962</text:p>
          </table:table-cell>
          <table:table-cell table:style-name="ce1" office:value-type="float" office:value="0.000022537" calcext:value-type="float">
            <text:p>0.000022537</text:p>
          </table:table-cell>
          <table:table-cell table:style-name="ce1" office:value-type="float" office:value="103.938" calcext:value-type="float">
            <text:p>103.938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105.218" calcext:value-type="float">
            <text:p>105.218</text:p>
          </table:table-cell>
          <table:table-cell table:style-name="ce1" office:value-type="string" calcext:value-type="string">
            <text:p>['b0', 'n0', 'n1', 'n2']</text:p>
          </table:table-cell>
          <table:table-cell table:style-name="ce1" office:value-type="string" calcext:value-type="string">
            <text:p>-30--10,120-140</text:p>
          </table:table-cell>
          <table:table-cell table:style-name="ce1" office:value-type="string" calcext:value-type="string">
            <text:p>['-5-30', '70-110']</text:p>
          </table:table-cell>
          <table:table-cell table:style-name="ce1" office:value-type="string" calcext:value-type="string">
            <text:p>['-3-30', '70-110']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GRB171120556</text:p>
          </table:table-cell>
          <table:table-cell table:style-name="ce1" office:value-type="float" office:value="58077.55558" calcext:value-type="float">
            <text:p>58077.55558</text:p>
          </table:table-cell>
          <table:table-cell table:style-name="ce1" office:value-type="float" office:value="0.000016093" calcext:value-type="float">
            <text:p>0.000016093</text:p>
          </table:table-cell>
          <table:table-cell table:style-name="ce1" office:value-type="float" office:value="44.062" calcext:value-type="float">
            <text:p>44.062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44.065" calcext:value-type="float">
            <text:p>44.065</text:p>
          </table:table-cell>
          <table:table-cell table:style-name="ce1" office:value-type="string" calcext:value-type="string">
            <text:p>['b0', 'n0', 'n3', 'n6']</text:p>
          </table:table-cell>
          <table:table-cell table:style-name="ce1" office:value-type="string" calcext:value-type="string">
            <text:p>-25--5,60-80</text:p>
          </table:table-cell>
          <table:table-cell table:style-name="ce1" office:value-type="string" calcext:value-type="string">
            <text:p>['-2-4', '36-50']</text:p>
          </table:table-cell>
          <table:table-cell table:style-name="ce1" office:value-type="string" calcext:value-type="string">
            <text:p>['-2-4', '35-48']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GRB180612785</text:p>
          </table:table-cell>
          <table:table-cell table:style-name="ce1" office:value-type="float" office:value="58281.78481" calcext:value-type="float">
            <text:p>58281.78481</text:p>
          </table:table-cell>
          <table:table-cell table:style-name="ce1" office:value-type="float" office:value="0.000015536" calcext:value-type="float">
            <text:p>0.000015536</text:p>
          </table:table-cell>
          <table:table-cell table:style-name="ce1" office:value-type="float" office:value="101.122" calcext:value-type="float">
            <text:p>101.122</text:p>
          </table:table-cell>
          <table:table-cell table:style-name="ce1" office:value-type="float" office:value="1.056" calcext:value-type="float">
            <text:p>1.056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101.378" calcext:value-type="float">
            <text:p>101.378</text:p>
          </table:table-cell>
          <table:table-cell table:style-name="ce1" office:value-type="string" calcext:value-type="string">
            <text:p>['b0', 'n1', 'n2']</text:p>
          </table:table-cell>
          <table:table-cell table:style-name="ce1" office:value-type="string" calcext:value-type="string">
            <text:p>-25--5,40-60,120-140</text:p>
          </table:table-cell>
          <table:table-cell table:style-name="ce1" office:value-type="string" calcext:value-type="string">
            <text:p>['-2-26', '95-106']</text:p>
          </table:table-cell>
          <table:table-cell table:style-name="ce1" office:value-type="string" calcext:value-type="string">
            <text:p>['-1-26', '95-110']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GRB181222279</text:p>
          </table:table-cell>
          <table:table-cell table:style-name="ce1" office:value-type="float" office:value="58474.27887" calcext:value-type="float">
            <text:p>58474.27887</text:p>
          </table:table-cell>
          <table:table-cell table:style-name="ce1" office:value-type="float" office:value="0.00015524" calcext:value-type="float">
            <text:p>0.00015524</text:p>
          </table:table-cell>
          <table:table-cell table:style-name="ce1" office:value-type="float" office:value="130.691" calcext:value-type="float">
            <text:p>130.691</text:p>
          </table:table-cell>
          <table:table-cell table:style-name="ce1" office:value-type="float" office:value="0.516" calcext:value-type="float">
            <text:p>0.516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132.931" calcext:value-type="float">
            <text:p>132.931</text:p>
          </table:table-cell>
          <table:table-cell table:style-name="ce1" office:value-type="string" calcext:value-type="string">
            <text:p>['b0', 'n4']</text:p>
          </table:table-cell>
          <table:table-cell table:style-name="ce1" office:value-type="string" calcext:value-type="string">
            <text:p>-30--10,50-70,160-180</text:p>
          </table:table-cell>
          <table:table-cell table:style-name="ce1" office:value-type="string" calcext:value-type="string">
            <text:p>['-2-40', '90-150']</text:p>
          </table:table-cell>
          <table:table-cell table:style-name="ce1" office:value-type="string" calcext:value-type="string">
            <text:p>['0-33', '90-102']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GRB190419414</text:p>
          </table:table-cell>
          <table:table-cell table:style-name="ce1" office:value-type="float" office:value="58592.41363" calcext:value-type="float">
            <text:p>58592.41363</text:p>
          </table:table-cell>
          <table:table-cell table:style-name="ce1" office:value-type="float" office:value="0.000013705" calcext:value-type="float">
            <text:p>0.000013705</text:p>
          </table:table-cell>
          <table:table-cell table:style-name="ce1" office:value-type="float" office:value="212.741" calcext:value-type="float">
            <text:p>212.741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float" office:value="1.792" calcext:value-type="float">
            <text:p>1.792</text:p>
          </table:table-cell>
          <table:table-cell table:style-name="ce1" office:value-type="float" office:value="214.533" calcext:value-type="float">
            <text:p>214.533</text:p>
          </table:table-cell>
          <table:table-cell table:style-name="ce1" office:value-type="string" calcext:value-type="string">
            <text:p>['b1', 'n0', 'n1', 'n9']</text:p>
          </table:table-cell>
          <table:table-cell table:style-name="ce1" office:value-type="string" calcext:value-type="string">
            <text:p>-30--10,90-110,240-260</text:p>
          </table:table-cell>
          <table:table-cell table:number-columns-repeated="2" table:style-name="ce1" office:value-type="string" calcext:value-type="string">
            <text:p>['-2-20', '155-220']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GRB190611950</text:p>
          </table:table-cell>
          <table:table-cell office:value-type="float" office:value="58645.94988" calcext:value-type="float">
            <text:p>58645.94988</text:p>
          </table:table-cell>
          <table:table-cell office:value-type="float" office:value="0.000083951" calcext:value-type="float">
            <text:p>0.000083951</text:p>
          </table:table-cell>
          <table:table-cell office:value-type="float" office:value="100.61" calcext:value-type="float">
            <text:p>100.61</text:p>
          </table:table-cell>
          <table:table-cell office:value-type="float" office:value="0.572" calcext:value-type="float">
            <text:p>0.572</text:p>
          </table:table-cell>
          <table:table-cell office:value-type="float" office:value="0.768" calcext:value-type="float">
            <text:p>0.768</text:p>
          </table:table-cell>
          <table:table-cell office:value-type="float" office:value="101.378" calcext:value-type="float">
            <text:p>101.378</text:p>
          </table:table-cell>
          <table:table-cell office:value-type="string" calcext:value-type="string">
            <text:p>['b0', 'n5']</text:p>
          </table:table-cell>
          <table:table-cell office:value-type="string" calcext:value-type="string">
            <text:p>-25--5,130-150</text:p>
          </table:table-cell>
          <table:table-cell office:value-type="string" calcext:value-type="string">
            <text:p>['-0.5-20', '60-110']</text:p>
          </table:table-cell>
          <table:table-cell office:value-type="string" calcext:value-type="string">
            <text:p>['0-16', '65-11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200211310</text:p>
          </table:table-cell>
          <table:table-cell office:value-type="float" office:value="58890.31006" calcext:value-type="float">
            <text:p>58890.31006</text:p>
          </table:table-cell>
          <table:table-cell office:value-type="float" office:value="0.000039243" calcext:value-type="float">
            <text:p>0.000039243</text:p>
          </table:table-cell>
          <table:table-cell office:value-type="float" office:value="78.594" calcext:value-type="float">
            <text:p>78.594</text:p>
          </table:table-cell>
          <table:table-cell office:value-type="float" office:value="0.362" calcext:value-type="float">
            <text:p>0.362</text:p>
          </table:table-cell>
          <table:table-cell office:value-type="float" office:value="2.048" calcext:value-type="float">
            <text:p>2.048</text:p>
          </table:table-cell>
          <table:table-cell office:value-type="float" office:value="80.642" calcext:value-type="float">
            <text:p>80.642</text:p>
          </table:table-cell>
          <table:table-cell office:value-type="string" calcext:value-type="string">
            <text:p>['b0', 'n3', 'n4', 'n5']</text:p>
          </table:table-cell>
          <table:table-cell office:value-type="string" calcext:value-type="string">
            <text:p>-30--10,130-150</text:p>
          </table:table-cell>
          <table:table-cell office:value-type="string" calcext:value-type="string">
            <text:p>['-5-16', '45-90']</text:p>
          </table:table-cell>
          <table:table-cell office:value-type="string" calcext:value-type="string">
            <text:p>['-5-16', '52-9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200506404</text:p>
          </table:table-cell>
          <table:table-cell office:value-type="float" office:value="58975.40358" calcext:value-type="float">
            <text:p>58975.40358</text:p>
          </table:table-cell>
          <table:table-cell office:value-type="float" office:value="0.000013302" calcext:value-type="float">
            <text:p>0.000013302</text:p>
          </table:table-cell>
          <table:table-cell office:value-type="float" office:value="204.548" calcext:value-type="float">
            <text:p>204.548</text:p>
          </table:table-cell>
          <table:table-cell office:value-type="float" office:value="3.482" calcext:value-type="float">
            <text:p>3.482</text:p>
          </table:table-cell>
          <table:table-cell office:value-type="float" office:value="-6.144" calcext:value-type="float">
            <text:p>-6.144</text:p>
          </table:table-cell>
          <table:table-cell office:value-type="float" office:value="198.404" calcext:value-type="float">
            <text:p>198.404</text:p>
          </table:table-cell>
          <table:table-cell office:value-type="string" calcext:value-type="string">
            <text:p>['b1', 'n7', 'n8']</text:p>
          </table:table-cell>
          <table:table-cell office:value-type="string" calcext:value-type="string">
            <text:p>-40--20,250-270</text:p>
          </table:table-cell>
          <table:table-cell office:value-type="string" calcext:value-type="string">
            <text:p>['-7-70', '170-200']</text:p>
          </table:table-cell>
          <table:table-cell office:value-type="string" calcext:value-type="string">
            <text:p>['-7-66', '173-21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200803149</text:p>
          </table:table-cell>
          <table:table-cell office:value-type="float" office:value="59064.14892" calcext:value-type="float">
            <text:p>59064.14892</text:p>
          </table:table-cell>
          <table:table-cell office:value-type="float" office:value="0.000030893" calcext:value-type="float">
            <text:p>0.000030893</text:p>
          </table:table-cell>
          <table:table-cell office:value-type="float" office:value="118.274" calcext:value-type="float">
            <text:p>118.274</text:p>
          </table:table-cell>
          <table:table-cell office:value-type="float" office:value="1.145" calcext:value-type="float">
            <text:p>1.145</text:p>
          </table:table-cell>
          <table:table-cell office:value-type="float" office:value="2.304" calcext:value-type="float">
            <text:p>2.304</text:p>
          </table:table-cell>
          <table:table-cell office:value-type="float" office:value="120.578" calcext:value-type="float">
            <text:p>120.578</text:p>
          </table:table-cell>
          <table:table-cell office:value-type="string" calcext:value-type="string">
            <text:p>['b1', 'n0', 'n1', 'n9']</text:p>
          </table:table-cell>
          <table:table-cell office:value-type="string" calcext:value-type="string">
            <text:p>-30--10,160-180</text:p>
          </table:table-cell>
          <table:table-cell office:value-type="string" calcext:value-type="string">
            <text:p>['-5-25', '85-130']</text:p>
          </table:table-cell>
          <table:table-cell office:value-type="string" calcext:value-type="string">
            <text:p>['0-26', '80-13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220209959</text:p>
          </table:table-cell>
          <table:table-cell office:value-type="float" office:value="59619.95892" calcext:value-type="float">
            <text:p>59619.95892</text:p>
          </table:table-cell>
          <table:table-cell office:value-type="float" office:value="0.000051604" calcext:value-type="float">
            <text:p>0.000051604</text:p>
          </table:table-cell>
          <table:table-cell office:value-type="float" office:value="200.196" calcext:value-type="float">
            <text:p>200.196</text:p>
          </table:table-cell>
          <table:table-cell office:value-type="float" office:value="0.362" calcext:value-type="float">
            <text:p>0.362</text:p>
          </table:table-cell>
          <table:table-cell office:value-type="float" office:value="9.984" calcext:value-type="float">
            <text:p>9.984</text:p>
          </table:table-cell>
          <table:table-cell office:value-type="float" office:value="210.18" calcext:value-type="float">
            <text:p>210.18</text:p>
          </table:table-cell>
          <table:table-cell office:value-type="string" calcext:value-type="string">
            <text:p>['b0', 'n1', 'n2', 'n5']</text:p>
          </table:table-cell>
          <table:table-cell office:value-type="string" calcext:value-type="string">
            <text:p>-20--5,90-120,230-250</text:p>
          </table:table-cell>
          <table:table-cell office:value-type="string" calcext:value-type="string">
            <text:p>['0-50', '180-220']</text:p>
          </table:table-cell>
          <table:table-cell office:value-type="string" calcext:value-type="string">
            <text:p>['8-55', '180-215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221107058</text:p>
          </table:table-cell>
          <table:table-cell office:value-type="float" office:value="59890.05755" calcext:value-type="float">
            <text:p>59890.05755</text:p>
          </table:table-cell>
          <table:table-cell office:value-type="float" office:value="0.000037677" calcext:value-type="float">
            <text:p>0.000037677</text:p>
          </table:table-cell>
          <table:table-cell office:value-type="float" office:value="231.428" calcext:value-type="float">
            <text:p>231.428</text:p>
          </table:table-cell>
          <table:table-cell office:value-type="float" office:value="2.573" calcext:value-type="float">
            <text:p>2.573</text:p>
          </table:table-cell>
          <table:table-cell office:value-type="float" office:value="4.096" calcext:value-type="float">
            <text:p>4.096</text:p>
          </table:table-cell>
          <table:table-cell office:value-type="float" office:value="235.524" calcext:value-type="float">
            <text:p>235.524</text:p>
          </table:table-cell>
          <table:table-cell office:value-type="string" calcext:value-type="string">
            <text:p>['b0', 'n3', 'n4']</text:p>
          </table:table-cell>
          <table:table-cell office:value-type="string" calcext:value-type="string">
            <text:p>-30--10,310-330</text:p>
          </table:table-cell>
          <table:table-cell office:value-type="string" calcext:value-type="string">
            <text:p>['-5-70', '175-215']</text:p>
          </table:table-cell>
          <table:table-cell office:value-type="string" calcext:value-type="string">
            <text:p>['2-70', '160-230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221119627</text:p>
          </table:table-cell>
          <table:table-cell office:value-type="float" office:value="59902.62701" calcext:value-type="float">
            <text:p>59902.62701</text:p>
          </table:table-cell>
          <table:table-cell office:value-type="float" office:value="0.000035192" calcext:value-type="float">
            <text:p>0.000035192</text:p>
          </table:table-cell>
          <table:table-cell office:value-type="float" office:value="66.049" calcext:value-type="float">
            <text:p>66.049</text:p>
          </table:table-cell>
          <table:table-cell office:value-type="float" office:value="0.724" calcext:value-type="float">
            <text:p>0.724</text:p>
          </table:table-cell>
          <table:table-cell office:value-type="float" office:value="1.536" calcext:value-type="float">
            <text:p>1.536</text:p>
          </table:table-cell>
          <table:table-cell office:value-type="float" office:value="67.585" calcext:value-type="float">
            <text:p>67.585</text:p>
          </table:table-cell>
          <table:table-cell office:value-type="string" calcext:value-type="string">
            <text:p>['b0', 'n4', 'n8']</text:p>
          </table:table-cell>
          <table:table-cell office:value-type="string" calcext:value-type="string">
            <text:p>-30--10,100-120</text:p>
          </table:table-cell>
          <table:table-cell office:value-type="string" calcext:value-type="string">
            <text:p>['-2-10', '30-80']</text:p>
          </table:table-cell>
          <table:table-cell office:value-type="string" calcext:value-type="string">
            <text:p>['0-10', '36-75'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B230510890</text:p>
          </table:table-cell>
          <table:table-cell office:value-type="float" office:value="60074.88998" calcext:value-type="float">
            <text:p>60074.88998</text:p>
          </table:table-cell>
          <table:table-cell office:value-type="float" office:value="0.000095729" calcext:value-type="float">
            <text:p>0.000095729</text:p>
          </table:table-cell>
          <table:table-cell office:value-type="float" office:value="466.186" calcext:value-type="float">
            <text:p>466.186</text:p>
          </table:table-cell>
          <table:table-cell office:value-type="float" office:value="22.018" calcext:value-type="float">
            <text:p>22.018</text:p>
          </table:table-cell>
          <table:table-cell office:value-type="float" office:value="5.888" calcext:value-type="float">
            <text:p>5.888</text:p>
          </table:table-cell>
          <table:table-cell office:value-type="float" office:value="472.074" calcext:value-type="float">
            <text:p>472.074</text:p>
          </table:table-cell>
          <table:table-cell office:value-type="string" calcext:value-type="string">
            <text:p>['b0', 'n3', 'n4', 'n5']</text:p>
          </table:table-cell>
          <table:table-cell office:value-type="string" calcext:value-type="string">
            <text:p>-35--15,100-120,330-340</text:p>
          </table:table-cell>
          <table:table-cell office:value-type="string" calcext:value-type="string">
            <text:p>['0-80', '150-285']</text:p>
          </table:table-cell>
          <table:table-cell office:value-type="string" calcext:value-type="string">
            <text:p>['2-70', '160-270']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2T01:23:48.814207770</dc:date>
    <meta:editing-duration>PT9M44S</meta:editing-duration>
    <meta:editing-cycles>1</meta:editing-cycles>
    <meta:document-statistic meta:table-count="1" meta:cell-count="363" meta:object-count="0"/>
    <meta:generator>LibreOffice/24.2.7.2$Linux_X86_64 LibreOffice_project/420$Build-2</meta:generator>
  </office:meta>
</office:document-meta>
</file>